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MTSYN" svg:font-family="MTSYN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r9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size="24pt"/>
    </style:style>
    <style:style style:name="P13" style:family="paragraph">
      <style:text-properties fo:font-size="20pt" style:font-size-asian="26pt" style:font-size-complex="26pt"/>
    </style:style>
    <style:style style:name="P14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2" style:font-name-asian="Calibri3" style:font-name-complex="Calibri3"/>
    </style:style>
    <style:style style:name="T32" style:family="text">
      <style:text-properties style:text-position="0% 100%" style:font-name="Calibri2" style:font-name-asian="Calibri3" style:font-name-complex="Calibri3"/>
    </style:style>
    <style:style style:name="T33" style:family="text">
      <style:text-properties style:text-position="0% 100%" style:font-name="Calibri3" style:font-name-asian="Calibri3" style:font-name-complex="Calibri3"/>
    </style:style>
    <style:style style:name="T3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5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font-name="BatangChe1" fo:font-style="normal" style:font-name-asian="BatangChe1" style:font-style-asian="normal" style:font-name-complex="BatangChe1" style:font-style-complex="normal"/>
    </style:style>
    <style:style style:name="T38" style:family="text">
      <style:text-properties style:font-name="Calibri2" fo:font-style="normal" style:font-name-asian="BatangChe1" style:font-style-asian="normal" style:font-name-complex="BatangChe1" style:font-style-complex="normal"/>
    </style:style>
    <style:style style:name="T39" style:family="text">
      <style:text-properties style:font-name="Calibri2" fo:font-style="italic" style:font-name-asian="BatangChe1" style:font-style-asian="italic" style:font-name-complex="BatangChe1" style:font-style-complex="italic"/>
    </style:style>
    <style:style style:name="T40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41" style:family="text">
      <style:text-properties style:text-position="-33% 58%" style:font-name="Ebrima2" fo:font-style="italic" style:font-name-asian="Ebrima3" style:font-style-asian="italic" style:font-name-complex="Ebrima3" style:font-style-complex="italic"/>
    </style:style>
    <style:style style:name="T42" style:family="text">
      <style:text-properties style:font-name="Ebrima2" style:font-name-asian="Ebrima3" style:font-name-complex="Ebrima3"/>
    </style:style>
    <style:style style:name="T43" style:family="text">
      <style:text-properties fo:color="#0000ff" fo:font-style="italic" style:font-style-asian="italic" style:font-style-complex="italic"/>
    </style:style>
    <style:style style:name="T44" style:family="text">
      <style:text-properties fo:color="#0000ff"/>
    </style:style>
    <style:style style:name="T45" style:family="text">
      <style:text-properties fo:color="#0000ff" style:text-position="-33% 58%"/>
    </style:style>
    <style:style style:name="T46" style:family="text">
      <style:text-properties fo:color="#0000ff" style:text-position="-33% 58%" fo:font-weight="normal" style:font-weight-asian="normal" style:font-weight-complex="normal"/>
    </style:style>
    <style:style style:name="T47" style:family="text">
      <style:text-properties style:text-position="0% 100%"/>
    </style:style>
    <style:style style:name="T4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9" style:family="text">
      <style:text-properties style:text-position="-33% 58%" style:font-name="Ebrima3" fo:font-style="italic" style:font-name-asian="Ebrima3" style:font-style-asian="italic" style:font-name-complex="Ebrima3" style:font-style-complex="italic"/>
    </style:style>
    <style:style style:name="T50" style:family="text">
      <style:text-properties style:text-position="33% 58%" style:font-name="Calibri2" style:font-name-asian="Calibri3" style:font-name-complex="Calibri3"/>
    </style:style>
    <style:style style:name="T51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ize="24pt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fo:font-size="24pt" fo:font-style="normal" style:font-style-asian="normal" style:font-style-complex="normal"/>
    </style:style>
    <style:style style:name="T59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style:text-position="-33% 58%" fo:font-size="24pt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ize="24pt" fo:font-weight="bold" style:font-weight-asian="bold" style:font-weight-complex="bold"/>
    </style:style>
    <style:style style:name="T65" style:family="text">
      <style:text-properties fo:font-size="24pt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6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0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1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72" style:family="text">
      <style:text-properties style:font-name="Calibri2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7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7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5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76" style:family="text">
      <style:text-properties fo:font-style="italic" style:text-underline-style="none" style:font-style-asian="italic" style:font-style-complex="italic"/>
    </style:style>
    <style:style style:name="T77" style:family="text">
      <style:text-properties fo:font-size="28pt" style:font-size-asian="28pt" style:font-size-complex="28pt"/>
    </style:style>
    <style:style style:name="T78" style:family="text">
      <style:text-properties style:font-name="Calibri2" fo:font-size="28pt" style:font-name-asian="Calibri3" style:font-size-asian="28pt" style:font-name-complex="Calibri3" style:font-size-complex="28pt"/>
    </style:style>
    <style:style style:name="T79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80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81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8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3" style:family="text">
      <style:text-properties fo:font-size="32pt" fo:font-style="italic" style:font-size-asian="44pt" style:font-style-asian="italic" style:font-size-complex="44pt" style:font-style-complex="italic"/>
    </style:style>
    <style:style style:name="T84" style:family="text">
      <style:text-properties fo:font-size="32pt" fo:font-style="normal" style:font-size-asian="44pt" style:font-style-asian="normal" style:font-size-complex="44pt" style:font-style-complex="normal"/>
    </style:style>
    <style:style style:name="T8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86" style:family="text">
      <style:text-properties style:text-position="33% 58%" style:font-name="Calibri3" style:font-name-asian="Calibri3" style:font-name-complex="Calibri3"/>
    </style:style>
    <style:style style:name="T87" style:family="text">
      <style:text-properties fo:font-size="20pt" style:font-size-asian="26pt" style:font-size-complex="26pt"/>
    </style:style>
    <style:style style:name="T88" style:family="text">
      <style:text-properties fo:font-size="26pt" style:font-size-asian="36pt" style:font-size-complex="36pt"/>
    </style:style>
    <style:style style:name="T89" style:family="text">
      <style:text-properties style:text-position="-33% 58%" fo:font-style="normal" style:font-style-asian="normal" style:font-style-complex="normal"/>
    </style:style>
    <style:style style:name="T90" style:family="text">
      <style:text-properties style:text-position="-33% 58%" fo:font-weight="normal" style:font-weight-asian="normal" style:font-weight-complex="normal"/>
    </style:style>
    <style:style style:name="T91" style:family="text">
      <style:text-properties fo:font-size="20pt" fo:font-style="italic" style:font-size-asian="26pt" style:font-style-asian="italic" style:font-size-complex="26pt" style:font-style-complex="italic"/>
    </style:style>
    <style:style style:name="T92" style:family="text">
      <style:text-properties style:text-position="-33% 58%" fo:font-size="20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0.69cm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0.69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m Hamilton'schen Prinzip gehen zur <text:span text:style-name="T26">δ</text:span><text:span text:style-name="T29">-Variation zugelassene Bahnen durch virtuelle Verrückungen </text:span><text:span text:style-name="T26">δ</text:span><text:span text:style-name="T27">q</text:span><text:span text:style-name="T29">, die bei festgehaltener Zeit durchgeführt werden, auseinander hervor. Insbesondere nehmen alle Bahnen für </text:span><text:span text:style-name="T27">t</text:span><text:span text:style-name="T31">1</text:span><text:span text:style-name="T29">, </text:span><text:span text:style-name="T27">t</text:span><text:span text:style-name="T31">2</text:span><text:span text:style-name="T29"> dieselben Endkonfigurationen </text:span><text:span text:style-name="T27">q</text:span><text:span text:style-name="T31">a</text:span><text:span text:style-name="T29">, </text:span><text:span text:style-name="T27">q</text:span><text:span text:style-name="T31">e</text:span><text:span text:style-name="T29"> ein. Die Durchlaufzeit ist also immer dieselbe.</text:span></text:p>
            <text:p><text:span text:style-name="T29">Bei der </text:span><text:span text:style-name="T26">Δ</text:span><text:span text:style-name="T29">-Variation ist zwar die Endkonfiguration ebenfalls fest (</text:span><text:span text:style-name="T26">Δ</text:span><text:span text:style-name="T27">q</text:span><text:span text:style-name="T31">a</text:span><text:span text:style-name="T32"> = </text:span><text:span text:style-name="T33">Δ</text:span><text:span text:style-name="T34">q</text:span><text:span text:style-name="T31">e</text:span><text:span text:style-name="T32"> = 0), aber das gemeinsame Merkmal aller zur Variation zugelassenen Bahnen ist nun dieselbe Hamilton-Funktion: </text:span><text:span text:style-name="T33">Δ</text:span><text:span text:style-name="T35">H</text:span><text:span text:style-name="T33"> = 0. Die </text:span><text:span text:style-name="T35">Durchlaufzeiten</text:span><text:span text:style-name="T36"> brauchen hingegen nicht dieselben zu sein. Aus diesem Grund wird bei der Δ-Variation auch die Zeit mitvari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Parameterdarstellung der zur Variation zugelassenen Bahnen beim Prinzip der kleinsten Wirkung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5.143cm" svg:height="7.888cm" svg:x="6.428cm" svg:y="6.555cm">
          <text:p/>
          <draw:object xlink:href="../Parameterdarstellung%20der%20Bahnen%20beim%20Prinzip%20der%20kleinsten%20Wirkung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ssen sich die Bahnvariation beim Prinzip der kleinsten Wirkung explizit über die Parameterdarstellung formulier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23cm" svg:height="8.175cm" svg:x="3.384cm" svg:y="6.412cm">
          <text:p/>
          <draw:object xlink:href="../Explizite%20Bahnvariation%20beim%20Prinzip%20der%20kleinsten%20Wirk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<text:span text:style-name="T4">kräftefreie</text:span><text:span text:style-name="T7"> Bewegung </text:span><text:span text:style-name="T37">⇔</text:span><text:span text:style-name="T38"> </text:span><text:span text:style-name="T39">V</text:span><text:span text:style-name="T38">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4">Prinzip der kürzesten Ankunft</text:span><text:span text:style-name="T7"> besagt, dass ein Lichtstrahl sich zwischen zwei Raumpunkten so bewegt, dass die Laufzeit minimal wird (</text:span><text:span text:style-name="T4">Fermat'sches Prinzip</text:span><text:span text:style-name="T7">).</text:span></text:p>
            <text:p><text:span text:style-name="T7"/></text:p>
            <text:p><text:span text:style-name="T7">Das </text:span><text:span text:style-name="T4">Prinzip des kürzesten Weges</text:span><text:span text:style-name="T7"> besagt, dass die Bewegung eines </text:span><text:span text:style-name="T4">kräftefreien</text:span><text:span text:style-name="T7"> Massenpunktes längs einer </text:span><text:span text:style-name="T4">geodätischen Linie</text:span><text:span text:style-name="T7"> erfolg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Zeit wird vollständig eliminiert, so dass die Variation dann nur noch den räumlichen Verlauf der Bahn betrifft. <text:span text:style-name="T26">Δ-Variation und δ-Variation sind dann ident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1">ij</text:span><text:span text:style-name="T42"> definier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Gestalt der Lagrange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3">L</text:span><text:span text:style-name="T44"> = </text:span><text:span text:style-name="T43">T</text:span><text:span text:style-name="T44"> – </text:span><text:span text:style-name="T43">V</text:span><text:span text:style-name="T44"> = </text:span><text:span text:style-name="T43">L</text:span><text:span text:style-name="T45">2</text:span><text:span text:style-name="T44"> + </text:span><text:span text:style-name="T43">L</text:span><text:span text:style-name="T46">1</text:span><text:span text:style-name="T44"> + </text:span><text:span text:style-name="T43">L</text:span><text:span text:style-name="T45">0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mit</text:p>
          </draw:text-box>
        </draw:frame>
        <draw:frame draw:style-name="gr2" draw:text-style-name="P5" draw:layer="layout" svg:width="8.811cm" svg:height="8.186cm" svg:x="3.694cm" svg:y="9.806cm">
          <text:p/>
          <draw:object xlink:href="../Allgemeine%20Gestalt%20der%20Lagrange-Funktion.odf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5" draw:layer="layout" svg:width="9.099cm" svg:height="10.321cm" svg:x="16.05cm" svg:y="9.339cm">
          <text:p/>
          <draw:object xlink:href="../Verallgemeinerte%20Massen%20a,%20aj,%20mujl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2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662cm" svg:height="2.392cm" svg:x="10.668cm" svg:y="9.303cm">
          <text:p/>
          <draw:object xlink:href="../L2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1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4.695cm" svg:height="2.392cm" svg:x="11.652cm" svg:y="9.303cm">
          <text:p/>
          <draw:object xlink:href="../L1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<text:span text:style-name="T4">L</text:span><text:span text:style-name="T25">0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811cm" svg:height="1.168cm" svg:x="9.594cm" svg:y="9.915cm">
          <text:p/>
          <draw:object xlink:href="../L0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6.838cm" svg:height="2.669cm" svg:x="10.58cm" svg:y="9.165cm">
          <text:p/>
          <draw:object xlink:href="../Verallgemeinerte%20Massen%20a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30">α</text:span><text:span text:style-name="T48">j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965cm" svg:height="2.709cm" svg:x="9.517cm" svg:y="9.145cm">
          <text:p/>
          <draw:object xlink:href="../Verallgemeinerte%20Massen%20aj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verallgemeinerten Massen <text:span text:style-name="T40">μ</text:span><text:span text:style-name="T49">jl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9.099cm" svg:height="2.709cm" svg:x="9.45cm" svg:y="9.145cm">
          <text:p/>
          <draw:object xlink:href="../Verallgemeinerte%20Massen%20mujl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ransformationsmatrix zwischen dem Quadrat (d<text:span text:style-name="T30">ρ</text:span><text:span text:style-name="T29">)</text:span><text:span text:style-name="T50">2</text:span><text:span text:style-name="T32"> des Linienelements im </text:span><text:span text:style-name="T34">S</text:span><text:span text:style-name="T51">-dimensionalen Raum und den infinitesimalen Koordinatenänderungen.</text:span></text:p>
          </draw:text-box>
        </draw:frame>
        <draw:frame draw:style-name="gr2" draw:text-style-name="P5" draw:layer="layout" svg:width="18.228cm" svg:height="2.327cm" svg:x="4.885cm" svg:y="12.836cm">
          <text:p/>
          <draw:object xlink:href="../Metrischer%20Tensor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4.238cm" svg:height="2.506cm" svg:x="11.88cm" svg:y="9.246cm">
          <text:p/>
          <draw:object xlink:href="../Jacobi-Prinzip%20für%20die%20kräftefreie%20Bewegung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.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8.132cm" svg:height="2.506cm" svg:x="9.933cm" svg:y="9.246cm">
          <text:p/>
          <draw:object xlink:href="../Jacobi-Prinzip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ßt sich das Jacobi-Prinzip im Spezialfall der <text:span text:style-name="T4">kräftefreien Bewegung</text:span><text:span text:style-name="T7"> interpretier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as System sucht die kürzeste Konfigurationsbahn, bewegt sich also längs einer <text:span text:style-name="T4">geodätischen Linie</text:span><text:span text:style-name="T7"> im Konfigurationsraum.</text:span></text:p>
          </draw:text-box>
        </draw:frame>
        <draw:frame draw:style-name="gr2" draw:text-style-name="P5" draw:layer="layout" svg:width="4.238cm" svg:height="2.506cm" svg:x="11.88cm" svg:y="7.146cm">
          <text:p/>
          <draw:object xlink:href="../Jacobi-Prinzip%20für%20die%20kräftefreie%20Bewegung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unbekannt bleibt, wo sich das System zu einem bestimmten Zeitpunkt befi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Konfiguration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hat die Dimension <text:span text:style-name="T4">S</text:span><text:span text:style-name="T7"> und als Achsen die verallgemeinerten Koordinat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Ereignisraum hat die Dimension <text:span text:style-name="T4">S</text:span><text:span text:style-name="T7">+1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5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Phasenraum hat die Dimension 2<text:span text:style-name="T4">S</text:span><text:span text:style-name="T7"> und als Achsen</text:span></text:p>
            <text:p><text:span text:style-name="T24">q</text:span><text:span text:style-name="T52"> = (</text:span><text:span text:style-name="T53">q</text:span><text:span text:style-name="T54">1</text:span><text:span text:style-name="T52">,</text:span><text:span text:style-name="T53">q</text:span><text:span text:style-name="T54">2</text:span><text:span text:style-name="T52">,...,</text:span><text:span text:style-name="T53">q</text:span><text:span text:style-name="T55">S</text:span><text:span text:style-name="T52">) und </text:span><text:span text:style-name="T24">p</text:span><text:span text:style-name="T52"> = (</text:span><text:span text:style-name="T53">p</text:span><text:span text:style-name="T54">1</text:span><text:span text:style-name="T52">,</text:span><text:span text:style-name="T53">p</text:span><text:span text:style-name="T54">2</text:span><text:span text:style-name="T52">,...,</text:span><text:span text:style-name="T53">p</text:span><text:span text:style-name="T55">S</text:span><text:span text:style-name="T52">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<text:span text:style-name="T4">Zustandsraum</text:span>?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Der Ereignisraum hat die Dimension 2</text:span><text:span text:style-name="T57">S</text:span><text:span text:style-name="T58">+1 und als Achsen</text:span></text:p>
            <text:p><text:span text:style-name="T59">q </text:span><text:span text:style-name="T60">= (</text:span><text:span text:style-name="T61">q</text:span><text:span text:style-name="T62">1</text:span><text:span text:style-name="T60">, </text:span><text:span text:style-name="T61">q</text:span><text:span text:style-name="T62">2</text:span><text:span text:style-name="T60">,..., </text:span><text:span text:style-name="T61">q</text:span><text:span text:style-name="T63">S</text:span><text:span text:style-name="T60">), </text:span><text:span text:style-name="T59">p </text:span><text:span text:style-name="T60">= (</text:span><text:span text:style-name="T61">p</text:span><text:span text:style-name="T62">1</text:span><text:span text:style-name="T60">, </text:span><text:span text:style-name="T61">p</text:span><text:span text:style-name="T62">2</text:span><text:span text:style-name="T60">,..., </text:span><text:span text:style-name="T61">p</text:span><text:span text:style-name="T63">S</text:span><text:span text:style-name="T60">) und </text:span><text:span text:style-name="T6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die <text:span text:style-name="T4">Ereignisbahn (</text:span><text:span text:style-name="T24">q</text:span><text:span text:style-name="T4">,t)</text:span><text:span text:style-name="T7"> konkret bestimmbar?</text:span></text:p>
          </draw:text-box>
        </draw:frame>
        <draw:frame presentation:style-name="pr8" draw:text-style-name="P8" draw:layer="layout" svg:width="25.199cm" svg:height="12.18cm" svg:x="1.4cm" svg:y="4.914cm" presentation:class="subtitle">
          <draw:text-box>
            <text:p><text:span text:style-name="T56">Bei Vorgabe von </text:span><text:span text:style-name="T64">2</text:span><text:span text:style-name="T59">S</text:span><text:span text:style-name="T65"> Anfangsbedingungen</text:span><text:span text:style-name="T58">, beispielsweise die Konfigurationen zu zwei verschiedenen Zeitpunkten</text:span><text:span text:style-name="T58"><text:tab/></text:span><text:span text:style-name="T58"><text:tab/></text:span><text:span text:style-name="T58"><text:tab/></text:span><text:span text:style-name="T58"><text:tab/></text:span><text:span text:style-name="T60">, oder </text:span><text:span text:style-name="T61">S </text:span><text:span text:style-name="T60">generalisierte Koordinaten und die dazugehörigen </text:span><text:span text:style-name="T61">S</text:span><text:span text:style-name="T60"> generalisierten Geschwindigkeiten zu einem bestimmten Zeitpunkt </text:span><text:span text:style-name="T61">t</text:span><text:span text:style-name="T62">0</text:span><text:span text:style-name="T66">,</text:span><text:span text:style-name="T66"><text:tab/></text:span><text:span text:style-name="T66"><text:tab/></text:span><text:span text:style-name="T66"><text:tab/></text:span><text:span text:style-name="T66"><text:tab/></text:span></text:p>
          </draw:text-box>
        </draw:frame>
        <draw:frame draw:style-name="gr2" draw:text-style-name="P5" draw:layer="layout" svg:width="4.705cm" svg:height="1.292cm" svg:x="19.547cm" svg:y="9.853cm">
          <text:p/>
          <draw:object xlink:href="../Konfigurationsbahn%201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5" draw:layer="layout" svg:width="4.739cm" svg:height="1.292cm" svg:x="21.33cm" svg:y="11.753cm">
          <text:p/>
          <draw:object xlink:href="../Konfigurationsbahn%202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macht man üblicherweise mit den Achsen im <text:span text:style-name="T4">Phasen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ie Koordinaten <text:span text:style-name="T4">q</text:span><text:span text:style-name="T5">j</text:span> und die Impulse <text:span text:style-name="T4">p</text:span><text:span text:style-name="T5">j</text:span> als gleichberechtigte Variable aufzufassen sind, fasst man sie bisweilen zu einer <text:span text:style-name="T4">Phase</text:span><text:span text:style-name="T7"> bzw. zu einem </text:span><text:span text:style-name="T4">Phasenvektor</text:span><text:span text:style-name="T7"> zusammen:</text:span></text:p>
            <text:p><text:span text:style-name="T67">π</text:span><text:span text:style-name="T68"> = (</text:span><text:span text:style-name="T69">π</text:span><text:span text:style-name="T70">1</text:span><text:span text:style-name="T68">, </text:span><text:span text:style-name="T69">π</text:span><text:span text:style-name="T70">2</text:span><text:span text:style-name="T68">,..., </text:span><text:span text:style-name="T69">π</text:span><text:span text:style-name="T70">2</text:span><text:span text:style-name="T71">S</text:span><text:span text:style-name="T68">) ≡</text:span><text:span text:style-name="T72"> </text:span><text:span text:style-name="T52">(</text:span><text:span text:style-name="T53">q</text:span><text:span text:style-name="T54">1</text:span><text:span text:style-name="T52">,..., </text:span><text:span text:style-name="T53">q</text:span><text:span text:style-name="T55">S</text:span><text:span text:style-name="T52">, </text:span><text:span text:style-name="T53">p</text:span><text:span text:style-name="T54">1</text:span><text:span text:style-name="T52">,..., </text:span><text:span text:style-name="T53">p</text:span><text:span text:style-name="T55">S</text:span><text:span text:style-name="T5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der drei Räume <text:span text:style-name="T4">Zustandsraum</text:span><text:span text:style-name="T7">, </text:span><text:span text:style-name="T4">Phasenraum</text:span><text:span text:style-name="T7"> und </text:span><text:span text:style-name="T4">Ereignisraum</text:span><text:span text:style-name="T7"> ist der allgemeinste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6">Zustandsraum</text:span> (<text:span text:style-name="T4">Phasenraum mit Zeitbelegung</text:span>) ist der allgemeinste Darstellungsraum. Alle anderen Räume sind Spezialfä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<text:span text:style-name="T6">Lagrange</text:span>-Formalismus belegt den <text:span text:style-name="T24">Ereignisraum</text:span>,</text:p>
            <text:p>der <text:span text:style-name="T6">Hamilton</text:span>-Formalismus den <text:span text:style-name="T24">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Konfiguration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Konfigurationsraum ist die <text:span text:style-name="T4">x</text:span>-Achse. Die Konfigurationsbahn wird von allen <text:span text:style-name="T4">x</text:span> gebildet, für die |<text:span text:style-name="T4">x</text:span>| <text:span text:style-name="T26">≤</text:span><text:span text:style-name="T29"> </text:span><text:span text:style-name="T27">A</text:span><text:span text:style-name="T29"> gi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Eine verschiebbare Sinuskurve – verschiebbar, weil man die Konfiguration zu zwei verschiedenen Zeitpunkten oder zusätzlich die Geschwindigkeit braucht um die Ereignisbahn eindeutig festzulegen. Da <text:span text:style-name="T4">S</text:span><text:span text:style-name="T7"> = 1 ist, braucht man zwei Anf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Phasenbahnen sind Ellipsen mit Energieabhängigen Halbachsen:</text:p>
          </draw:text-box>
        </draw:frame>
        <draw:frame draw:style-name="gr2" draw:text-style-name="P5" draw:layer="layout" svg:width="7.233cm" svg:height="2.426cm" svg:x="10.383cm" svg:y="7.686cm">
          <text:p/>
          <draw:object xlink:href="../Linearer%20harmonischer%20Oszillator%20im%20Phasenraum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5" draw:layer="layout" svg:width="8.892cm" svg:height="2.636cm" svg:x="9.553cm" svg:y="12.781cm">
          <text:p/>
          <draw:object xlink:href="../Halbachsen%20der%20Ellipsen%20des%20linearen%20harmonischen%20Oszillators%20im%20Phasenrau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Zustand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ahn ist nun eine Spirallinie, die bei Vorgabe einer</text:p>
            <text:p><text:span text:style-name="T4">Anfangsphase</text:span></text:p>
            <text:p><text:span text:style-name="T67">π</text:span><text:span text:style-name="T73">0</text:span><text:span text:style-name="T74"> = (</text:span><text:span text:style-name="T30">q</text:span><text:span text:style-name="T73">1</text:span><text:span text:style-name="T75">(0)</text:span><text:span text:style-name="T74">,...,</text:span><text:span text:style-name="T30">p</text:span><text:span text:style-name="T48">S</text:span><text:span text:style-name="T75">(0)</text:span><text:span text:style-name="T74">) = </text:span><text:span text:style-name="T67">π</text:span><text:span text:style-name="T74">(</text:span><text:span text:style-name="T30">t</text:span><text:span text:style-name="T73">0</text:span><text:span text:style-name="T74">)</text:span></text:p>
            <text:p><text:span text:style-name="T74">für alle Zeiten eindeutigt festgelegt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<text:span text:style-name="T4">Zustand </text:span><text:span text:style-name="T30">ψ</text:span><text:span text:style-name="T29"> stellt einen minimalen, aber vollständigen Satz von Bestimmungssücken dar, der ausreicht, um alle Eigenschaften des Systems daraus ableiten zu kön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ntspricht dem <text:span text:style-name="T4">Zustand ψ</text:span><text:span text:style-name="T7"> eines mechanischen Systems im Zustandsraum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Mit jeder mechanischen Eigenschaft <text:span text:style-name="T4">f</text:span><text:span text:style-name="T7">(</text:span><text:span text:style-name="T24">q</text:span>,<text:span text:style-name="T24">p</text:span>) = <text:span text:style-name="T4">f</text:span>(<text:span text:style-name="T67">π</text:span><text:span text:style-name="T29">) eines Systems entspricht der Zustand </text:span><text:span text:style-name="T30">ψ</text:span><text:span text:style-name="T29"> eines mechanischen Systems einem Punkt </text:span><text:span text:style-name="T67">π</text:span><text:span text:style-name="T29"> im Zustands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Ort und Impuls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76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Zeitentwicklung des Zustands <text:span text:style-name="T30">ψ</text:span><text:span text:style-name="T74"> muss durch Vorgabe eines minimalen Satzes von Bestimmungsstücken zu irgendeinem Zeitpunkt </text:span><text:span text:style-name="T4">t</text:span><text:span text:style-name="T25">0 </text:span><text:span text:style-name="T77">(</text:span><text:span text:style-name="T30">ψ</text:span><text:span text:style-name="T31">0</text:span><text:span text:style-name="T29"> = </text:span><text:span text:style-name="T30">ψ</text:span><text:span text:style-name="T29">(</text:span><text:span text:style-name="T27">t</text:span><text:span text:style-name="T31">0</text:span><text:span text:style-name="T29">)</text:span><text:span text:style-name="T78">)</text:span><text:span text:style-name="T29"> bereits eindeutig festgelegt sein:</text:span></text:p>
            <text:p><text:span text:style-name="T30">ψ</text:span><text:span text:style-name="T74">(</text:span><text:span text:style-name="T30">t</text:span><text:span text:style-name="T74">)</text:span><text:span text:style-name="T30"> </text:span><text:span text:style-name="T29">= </text:span><text:span text:style-name="T30">ψ</text:span><text:span text:style-name="T74">(</text:span><text:span text:style-name="T30">t</text:span><text:span text:style-name="T74">;</text:span><text:span text:style-name="T79"> </text:span><text:span text:style-name="T30">ψ</text:span><text:span text:style-name="T31">0</text:span><text:span text:style-name="T29">)</text:span><text:span text:style-name="T29"><text:line-break/></text:span><text:span text:style-name="T29">Mathematisch </text:span>muß <text:span text:style-name="T30">ψ</text:span><text:span text:style-name="T74">(</text:span><text:span text:style-name="T30">t</text:span><text:span text:style-name="T74">)</text:span> deshalb aus einer Differentialgleichung 1. Ordnung in der Zeit folgen:</text:p>
          </draw:text-box>
        </draw:frame>
        <draw:frame draw:style-name="gr2" draw:text-style-name="P5" draw:layer="layout" svg:width="5.756cm" svg:height="1.139cm" svg:x="11.121cm" svg:y="14.63cm">
          <text:p/>
          <draw:object xlink:href="../Zeitentwicklung%20des%20Zustands%20psi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Differentialgleichungen, nach denen sich ihre zeitliche Entwicklung gestaltet, von 2. Ordnung in der Zeit sind (Lagrange'sche Bewegungsgleichungen)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565cm" svg:height="8.101cm" svg:x="3.217cm" svg:y="6.449cm">
          <text:p/>
          <draw:object xlink:href="../Poisson-Klammer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7.849cm" svg:height="2.192cm" svg:x="10.075cm" svg:y="9.403cm">
          <text:p/>
          <draw:object xlink:href="../Bewegungsgleichung%20mit%20Poisson-Klammer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er Wert einer Poisson-Klammer ist unabhängig von dem Satz kanonischer Koordinaten, der als Basis verwendet wurde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5.196cm" svg:height="6.179cm" svg:x="11.401cm" svg:y="7.41cm">
          <text:p/>
          <draw:object xlink:href="../fundamentale%20Poisson-Klammer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text-style-name="P11" draw:layer="layout" svg:width="25.199cm" svg:height="15.496cm" svg:x="1.4cm" svg:y="3.258cm" presentation:class="subtitle" presentation:user-transformed="true">
          <draw:text-box>
            <text:p text:style-name="P2"><text:span text:style-name="T6"/></text:p>
            <text:p text:style-name="P2"><text:span text:style-name="T6"/></text:p>
            <text:p text:style-name="P2"><text:span text:style-name="T6">Antisymmetrie:</text:span></text:p>
            <text:p text:style-name="P2"><text:span text:style-name="T6"/></text:p>
            <text:p text:style-name="P2"><text:span text:style-name="T6"/></text:p>
            <text:p text:style-name="P2"><text:span text:style-name="T6">Linearität:</text:span></text:p>
            <text:p text:style-name="P2"><text:span text:style-name="T6"/></text:p>
            <text:p text:style-name="P2"><text:span text:style-name="T6"/></text:p>
            <text:p text:style-name="P2"><text:span text:style-name="T6">Nullelement:</text:span></text:p>
            <text:p text:style-name="P2"><text:span text:style-name="T6"/></text:p>
            <text:p text:style-name="P2"><text:span text:style-name="T6"/></text:p>
            <text:p text:style-name="P2"><text:span text:style-name="T6">Produktregel:</text:span></text:p>
            <text:p text:style-name="P2"><text:span text:style-name="T6"/></text:p>
            <text:p text:style-name="P2"><text:span text:style-name="T6"/></text:p>
            <text:p text:style-name="P2"><text:span text:style-name="T6">Jacobi-Identität:</text:span></text:p>
          </draw:text-box>
        </draw:frame>
        <draw:frame draw:style-name="gr2" draw:text-style-name="P5" draw:layer="layout" svg:width="14.174cm" svg:height="1.033cm" svg:x="6.912cm" svg:y="6.683cm">
          <text:p/>
          <draw:object xlink:href="../Poisson-Klammer%20-%20Antisymmetrie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5" draw:layer="layout" svg:width="22.046cm" svg:height="1.168cm" svg:x="2.976cm" svg:y="9.915cm">
          <text:p/>
          <draw:object xlink:href="../Poisson-Klammer%20-%20Linearität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5" draw:layer="layout" svg:width="16.32cm" svg:height="1.033cm" svg:x="5.839cm" svg:y="13.083cm">
          <text:p/>
          <draw:object xlink:href="../Poisson-Klammer%20-%20Nullelement.odf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5" draw:layer="layout" svg:width="10.196cm" svg:height="1.033cm" svg:x="8.901cm" svg:y="16.083cm">
          <text:p/>
          <draw:object xlink:href="../Poisson-Klammer%20-%20Produktregel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5" draw:layer="layout" svg:width="14.226cm" svg:height="1.139cm" svg:x="6.886cm" svg:y="18.93cm">
          <text:p/>
          <draw:object xlink:href="../Poisson-Klammer%20-%20Jacobi-Identitä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226cm" svg:height="1.139cm" svg:x="6.886cm" svg:y="9.93cm">
          <text:p/>
          <draw:object xlink:href="../Poisson-Klammer%20-%20Jacobi-Identität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80">F</text:span><text:span text:style-name="T81"> </text:span><text:span text:style-name="T8">(</text:span><text:span text:style-name="T82">q</text:span><text:span text:style-name="T8">, </text:span><text:span text:style-name="T82">p</text:span><text:span text:style-name="T8">, </text:span><text:span text:style-name="T83">t</text:span><text:span text:style-name="T84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">F</text:span> = <text:span text:style-name="T4">F</text:span>(<text:span text:style-name="T85">q</text:span>,<text:span text:style-name="T24">p</text:span>,<text:span text:style-name="T4">t</text:span>) ist ein Integral der Bewegung, wenn gilt: d<text:span text:style-name="T4">F</text:span>/d<text:span text:style-name="T4">t</text:span> = 0</text:p>
            <text:p>Dies ist genau dann erfüllt wenn</text:p>
            <text:p/>
            <text:p/>
            <text:p>gilt.</text:p>
          </draw:text-box>
        </draw:frame>
        <draw:frame draw:style-name="gr2" draw:text-style-name="P5" draw:layer="layout" svg:width="4.632cm" svg:height="2.192cm" svg:x="11.683cm" svg:y="10.403cm">
          <text:p/>
          <draw:object xlink:href="../Integral%20der%20Bewegung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zeitliche Änderung einer Zustandsgröße gegebe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ch die Poissonklammer dieser Größe mit der Hamilton-Funktion <text:span text:style-name="T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Poisson-Klammer zweier Integrale der Bewegung ist selbst wieder ein integral der Bew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/>
            <text:p>Die abstrakte Klammer { ... , ... }, welche die formalen Eigenschaften der Poisson-Klammer aufweist, stelle ein Axiomensystem einer abstrakten mathematischen Struktur dar. Eine mögliche <text:span text:style-name="T6">konkrete</text:span> Realisierung wäre dann die klassische Poisson-Klammer.</text:p>
            <text:p><text:line-break/>Eine weitere denkbare Realisierung betrifft die linearen Operatoren</text:p>
            <text:p/>
            <text:p>dargestellt durch quadratische Matrizen, für die der Kommutator</text:p>
            <text:p/>
            <text:p>definiert wird.</text:p>
          </draw:text-box>
        </draw:frame>
        <draw:frame draw:style-name="gr2" draw:text-style-name="P5" draw:layer="layout" svg:width="4.335cm" svg:height="1.076cm" svg:x="11.832cm" svg:y="12.561cm">
          <text:p/>
          <draw:object xlink:href="../lineare%20Operatoren.odf" xlink:type="simple" xlink:show="embed" xlink:actuate="onLoad"/>
          <draw:image xlink:href="./ObjectReplacements/Object 56" xlink:type="simple" xlink:show="embed" xlink:actuate="onLoad"/>
        </draw:frame>
        <draw:frame draw:style-name="gr2" draw:text-style-name="P5" draw:layer="layout" svg:width="7.369cm" svg:height="1.227cm" svg:x="10.315cm" svg:y="14.586cm">
          <text:p/>
          <draw:object xlink:href="../Kommutator.odf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Korrespondenzprinzip für die Realisierung der Quantenmechanik?</text:p>
          </draw:text-box>
        </draw:frame>
        <draw:frame presentation:style-name="pr9" draw:text-style-name="P12" draw:layer="layout" svg:width="25.199cm" svg:height="15.496cm" svg:x="1.4cm" svg:y="4.858cm" presentation:class="subtitle" presentation:user-transformed="true">
          <draw:text-box>
            <text:list text:style-name="L3">
              <text:list-item>
                <text:p text:style-name="P12">Messbare, physikalische Größe <text:span text:style-name="T4">A</text:span> (<text:span text:style-name="T4">Observable</text:span>)<text:tab/><text:tab/>hermitescher, linearer Operator<text:tab/> <text:s text:c="2"/>, dargestellt durch eine quadratische Matrix in einem speziellen Vektorraum (<text:span text:style-name="T4">Hilbert-Raum</text:span>)</text:p>
              </text:list-item>
              <text:list-item>
                <text:p text:style-name="P12">Messwerte<text:tab/> <text:s/>Eigenwerte oder Erwartungswerte dieser Operatoren<text:line-break/></text:p>
              </text:list-item>
              <text:list-item>
                <text:p text:style-name="P12">{ ... , ... }<text:line-break/></text:p>
                <text:p text:style-name="P12">wobei<text:tab/><text:tab/><text:tab/> <text:s/>und <text:span text:style-name="T4">h</text:span> = 6,626 <text:span text:style-name="T26">· 10</text:span><text:span text:style-name="T86">-34</text:span><text:span text:style-name="T26"> Js: Planck'sches Wirkungsquantum</text:span><text:span text:style-name="T26"><text:line-break/></text:span><text:span text:style-name="T26"/></text:p>
              </text:list-item>
              <text:list-item>
                <text:p text:style-name="P12">Fundamentalklammern:<text:line-break/><text:line-break/></text:p>
              </text:list-item>
              <text:list-item>
                <text:p text:style-name="P12">Hamilton-Funktion <text:span text:style-name="T4">H</text:span>(<text:span text:style-name="T24">q</text:span>,<text:span text:style-name="T24">p</text:span>,<text:span text:style-name="T4">t</text:span>)<text:tab/><text:tab/>Hamilton-Operator<text:line-break/></text:p>
              </text:list-item>
              <text:list-item>
                <text:p text:style-name="P12">Bewegungsgleichung</text:p>
              </text:list-item>
            </text:list>
          </draw:text-box>
        </draw:frame>
        <draw:frame draw:style-name="gr2" draw:text-style-name="P5" draw:layer="layout" svg:width="1.219cm" svg:height="0.547cm" svg:x="18.09cm" svg:y="5.126cm">
          <text:p/>
          <draw:object xlink:href="../dlrarrow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5" draw:layer="layout" svg:width="0.774cm" svg:height="1.067cm" svg:x="8.112cm" svg:y="5.866cm">
          <text:p/>
          <draw:object xlink:href="../Operator%20A.odf" xlink:type="simple" xlink:show="embed" xlink:actuate="onLoad"/>
          <draw:image xlink:href="./ObjectReplacements/Object 59" xlink:type="simple" xlink:show="embed" xlink:actuate="onLoad"/>
        </draw:frame>
        <draw:frame draw:style-name="gr2" draw:text-style-name="P5" draw:layer="layout" svg:width="1.219cm" svg:height="0.547cm" svg:x="5.99cm" svg:y="8.226cm">
          <text:p/>
          <draw:object xlink:href="../dlrarrow.odf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5" draw:layer="layout" svg:width="1.219cm" svg:height="0.547cm" svg:x="5.29cm" svg:y="10.326cm">
          <text:p/>
          <draw:object xlink:href="../dlrarrow.odf" xlink:type="simple" xlink:show="embed" xlink:actuate="onLoad"/>
          <draw:image xlink:href="./ObjectReplacements/Object 61" xlink:type="simple" xlink:show="embed" xlink:actuate="onLoad"/>
        </draw:frame>
        <draw:frame draw:style-name="gr2" draw:text-style-name="P5" draw:layer="layout" svg:width="8.485cm" svg:height="2.378cm" svg:x="10.457cm" svg:y="14.81cm">
          <text:p/>
          <draw:object xlink:href="../Fundamentalklammern.odf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5" draw:layer="layout" svg:width="3.763cm" svg:height="1.067cm" svg:x="20.018cm" svg:y="17.266cm">
          <text:p/>
          <draw:object xlink:href="../Hamilton-Operator.odf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5" draw:layer="layout" svg:width="2.907cm" svg:height="2.192cm" svg:x="4.346cm" svg:y="11.603cm">
          <text:p/>
          <draw:object xlink:href="../hbar.odf" xlink:type="simple" xlink:show="embed" xlink:actuate="onLoad"/>
          <draw:image xlink:href="./ObjectReplacements/Object 64" xlink:type="simple" xlink:show="embed" xlink:actuate="onLoad"/>
        </draw:frame>
        <draw:frame draw:style-name="gr2" draw:text-style-name="P5" draw:layer="layout" svg:width="3.973cm" svg:height="2.192cm" svg:x="6.913cm" svg:y="9.503cm">
          <text:p/>
          <draw:object xlink:href="../Kommutator%20AB.odf" xlink:type="simple" xlink:show="embed" xlink:actuate="onLoad"/>
          <draw:image xlink:href="./ObjectReplacements/Object 65" xlink:type="simple" xlink:show="embed" xlink:actuate="onLoad"/>
        </draw:frame>
        <draw:frame draw:style-name="gr2" draw:text-style-name="P5" draw:layer="layout" svg:width="1.219cm" svg:height="0.547cm" svg:x="11.69cm" svg:y="17.626cm">
          <text:p/>
          <draw:object xlink:href="../dlrarrow.odf" xlink:type="simple" xlink:show="embed" xlink:actuate="onLoad"/>
          <draw:image xlink:href="./ObjectReplacements/Object 66" xlink:type="simple" xlink:show="embed" xlink:actuate="onLoad"/>
        </draw:frame>
        <draw:frame draw:style-name="gr2" draw:text-style-name="P5" draw:layer="layout" svg:width="1.219cm" svg:height="0.547cm" svg:x="9.69cm" svg:y="19.626cm">
          <text:p/>
          <draw:object xlink:href="../dlrarrow.odf" xlink:type="simple" xlink:show="embed" xlink:actuate="onLoad"/>
          <draw:image xlink:href="./ObjectReplacements/Object 67" xlink:type="simple" xlink:show="embed" xlink:actuate="onLoad"/>
        </draw:frame>
        <draw:frame draw:style-name="gr2" draw:text-style-name="P5" draw:layer="layout" svg:width="9.275cm" svg:height="2.192cm" svg:x="11.062cm" svg:y="18.703cm">
          <text:p/>
          <draw:object xlink:href="../Quantenmechanisches%20Äquivalent%20zur%20Bewegungsgleichung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3" draw:layer="layout" svg:width="25.199cm" svg:height="3.506cm" svg:x="1.4cm" svg:y="0.835cm" presentation:class="title" presentation:user-transformed="true">
          <draw:text-box>
            <text:p><text:span text:style-name="T87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Ursache liegt im Wirkungsfunktional <text:span text:style-name="T4">S</text:span>{<text:span text:style-name="T24">q</text:span>(<text:span text:style-name="T4">t</text:span>)}, das stets für dieselbe Bahn aus <text:span text:style-name="T4">M</text:span> extremal wird, unabhängig von der speziellen Koordinatenwahl.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Sie ist forminvariant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Sie bleiben forminvariant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53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Eine Punkttransformation im Phasenraum</text:p>
          </draw:text-box>
        </draw:frame>
        <draw:frame draw:style-name="gr2" draw:text-style-name="P5" draw:layer="layout" svg:width="18.856cm" svg:height="1.168cm" svg:x="4.571cm" svg:y="11.715cm">
          <text:p/>
          <draw:object xlink:href="../Phasentransformatio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e Phasentransformation<text:line-break/><text:tab/><text:tab/><text:tab/><text:tab/><text:tab/>kanonisch?</text:p>
          </draw:text-box>
        </draw:frame>
        <draw:frame presentation:style-name="pr8" draw:layer="layout" svg:width="25.199cm" svg:height="12.18cm" svg:x="1.4cm" svg:y="4.914cm" presentation:class="subtitle">
          <draw:text-box>
            <text:p/>
            <text:p/>
            <text:p>Wenn es eine Funktion</text:p>
            <text:p/>
            <text:p/>
            <text:p>gibt, für die</text:p>
            <text:p/>
            <text:p/>
            <text:p>gelten</text:p>
          </draw:text-box>
        </draw:frame>
        <draw:frame draw:style-name="gr2" draw:text-style-name="P5" draw:layer="layout" svg:width="6.34cm" svg:height="1.2cm" svg:x="7.57cm" svg:y="2.783cm">
          <text:p/>
          <draw:object xlink:href="../Phasentransformation%20kurz.odf" xlink:type="simple" xlink:show="embed" xlink:actuate="onLoad"/>
          <draw:image xlink:href="./ObjectReplacements/Object 72" xlink:type="simple" xlink:show="embed" xlink:actuate="onLoad"/>
        </draw:frame>
        <draw:frame draw:style-name="gr2" draw:text-style-name="P5" draw:layer="layout" svg:width="5.414cm" svg:height="1.033cm" svg:x="11.292cm" svg:y="9.983cm">
          <text:p/>
          <draw:object xlink:href="../kanonische%20Transformation%20von%20H%20(kurz).odf" xlink:type="simple" xlink:show="embed" xlink:actuate="onLoad"/>
          <draw:image xlink:href="./ObjectReplacements/Object 73" xlink:type="simple" xlink:show="embed" xlink:actuate="onLoad"/>
        </draw:frame>
        <draw:frame draw:style-name="gr2" draw:text-style-name="P5" draw:layer="layout" svg:width="15.226cm" svg:height="2.327cm" svg:x="6.386cm" svg:y="12.536cm">
          <text:p/>
          <draw:object xlink:href="../kanonisch%20transformierte%20Bewegungsgleichungen.odf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änderen die Form der Bewegungsgleichungen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nicht nur die Bewegungsgleichungen forminvariant sind, sondern sich zusätzlich die transformierte Hamiltonfunktion <text:s text:c="4"/>aus der ursprünglichen durch Einsetzen ergibt:</text:p>
          </draw:text-box>
        </draw:frame>
        <draw:frame draw:style-name="gr2" draw:text-style-name="P5" draw:layer="layout" svg:width="0.804cm" svg:height="1.033cm" svg:x="21.097cm" svg:y="10.483cm">
          <text:p/>
          <draw:object xlink:href="../barH.odf" xlink:type="simple" xlink:show="embed" xlink:actuate="onLoad"/>
          <draw:image xlink:href="./ObjectReplacements/Object 70" xlink:type="simple" xlink:show="embed" xlink:actuate="onLoad"/>
        </draw:frame>
        <draw:frame draw:style-name="gr2" draw:text-style-name="P5" draw:layer="layout" svg:width="11.274cm" svg:height="1.033cm" svg:x="8.362cm" svg:y="14.183cm">
          <text:p/>
          <draw:object xlink:href="../kanonische%20Transformation%20von%20H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4" draw:layer="layout" svg:width="25.199cm" svg:height="4.384cm" svg:x="1.4cm" svg:y="0.398cm" presentation:class="title" presentation:user-transformed="true">
          <draw:text-box>
            <text:p><text:span text:style-name="T88">Nennen Sie im Zusammenhang mit dem modifizierten Hamilton’schen Prinzip ein erstes Kriterium dafür, dass eine Phasentransformation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 <text:s/>kanonisch ist.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/>
            <text:p>Die Phasentransformation<text:tab/><text:tab/><text:tab/><text:tab/> <text:s text:c="3"/>ist kanonisch, falls</text:p>
            <text:p/>
            <text:p/>
            <text:p/>
            <text:p>gilt.</text:p>
            <text:p/>
            <text:p>Dabei ist<text:tab/><text:tab/><text:tab/><text:tab/><text:tab/>eine beliebige, hinreichend oft differenzierbare Funktion der "alten" und der "neuen" Koordinaten.</text:p>
          </draw:text-box>
        </draw:frame>
        <draw:frame draw:style-name="gr2" draw:text-style-name="P5" draw:layer="layout" svg:width="6.34cm" svg:height="1.2cm" svg:x="12.47cm" svg:y="3.383cm">
          <text:p/>
          <draw:object xlink:href="../Phasentransformation%20kurz.odf" xlink:type="simple" xlink:show="embed" xlink:actuate="onLoad"/>
          <draw:image xlink:href="./ObjectReplacements/Object 75" xlink:type="simple" xlink:show="embed" xlink:actuate="onLoad"/>
        </draw:frame>
        <draw:frame draw:style-name="gr2" draw:text-style-name="P5" draw:layer="layout" svg:width="12.242cm" svg:height="2.392cm" svg:x="7.878cm" svg:y="8.803cm">
          <text:p/>
          <draw:object xlink:href="../Bedingung%20für%20kanonische%20Phasentransformation.odf" xlink:type="simple" xlink:show="embed" xlink:actuate="onLoad"/>
          <draw:image xlink:href="./ObjectReplacements/Object 76" xlink:type="simple" xlink:show="embed" xlink:actuate="onLoad"/>
        </draw:frame>
        <draw:frame draw:style-name="gr2" draw:text-style-name="P5" draw:layer="layout" svg:width="5.657cm" svg:height="1.168cm" svg:x="4.671cm" svg:y="13.515cm">
          <text:p/>
          <draw:object xlink:href="../F1.odf" xlink:type="simple" xlink:show="embed" xlink:actuate="onLoad"/>
          <draw:image xlink:href="./ObjectReplacements/Object 77" xlink:type="simple" xlink:show="embed" xlink:actuate="onLoad"/>
        </draw:frame>
        <draw:frame draw:style-name="gr2" draw:text-style-name="P5" draw:layer="layout" svg:width="5.458cm" svg:height="1.033cm" svg:x="12.67cm" svg:y="7.383cm">
          <text:p/>
          <draw:object xlink:href="../Phasentransformation%20kurz.odf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Funktion <text:span text:style-name="T4">F</text:span><text:span text:style-name="T25">1</text:span> legt die Transformation und auch<text:tab/> vollständig fest. Deswegen bezeichnet man</text:p>
            <text:p/>
            <text:p><text:tab/><text:tab/><text:tab/><text:tab/><text:tab/><text:tab/><text:tab/><text:tab/><text:tab/><text:span text:style-name="T6">Erzeugende</text:span> der Transformation</text:p>
          </draw:text-box>
        </draw:frame>
        <draw:frame draw:style-name="gr2" draw:text-style-name="P5" draw:layer="layout" svg:width="0.804cm" svg:height="1.033cm" svg:x="19.297cm" svg:y="8.883cm">
          <text:p/>
          <draw:object xlink:href="../barH.odf" xlink:type="simple" xlink:show="embed" xlink:actuate="onLoad"/>
          <draw:image xlink:href="./ObjectReplacements/Object 79" xlink:type="simple" xlink:show="embed" xlink:actuate="onLoad"/>
        </draw:frame>
        <draw:frame draw:style-name="gr2" draw:text-style-name="P5" draw:layer="layout" svg:width="5.657cm" svg:height="1.168cm" svg:x="6.971cm" svg:y="12.115cm">
          <text:p/>
          <draw:object xlink:href="../Erzeugende%20(identisch%20F1).odf" xlink:type="simple" xlink:show="embed" xlink:actuate="onLoad"/>
          <draw:image xlink:href="./ObjectReplacements/Object 80" xlink:type="simple" xlink:show="embed" xlink:actuate="onLoad"/>
        </draw:frame>
        <draw:frame draw:style-name="gr2" draw:text-style-name="P5" draw:layer="layout" svg:width="1.219cm" svg:height="0.547cm" svg:x="12.79cm" svg:y="12.426cm">
          <text:p/>
          <draw:object xlink:href="../dlrarrow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5.809cm" svg:height="4.798cm" svg:x="11.095cm" svg:y="8.1cm">
          <text:p/>
          <draw:object xlink:href="../Erzeugende%20Funktionen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Sie verknüpfen jeweils eine <text:span text:style-name="T4">neue</text:span> und eine <text:span text:style-name="T4">alte</text:span> Koordinate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die vier möglichen Erzeugenden Funktionen für Kanonische Transformationen und ihre Transformationsformel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0.423cm" svg:height="9.683cm" svg:x="3.788cm" svg:y="5.658cm">
          <text:p/>
          <draw:object xlink:href="../Tabelle%20der%20vier%20möglichen%20Erzeugenden%20Funktionen%20für%20Kanonische%20Transformationen%20und%20ihre%20Transformationsformeln.odf" xlink:type="simple" xlink:show="embed" xlink:actuate="onLoad"/>
          <draw:image xlink:href="./ObjectReplacements/Object 8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sieht die Zeitabhängigkeit bei den vier möglichen Erzeugenden Funktionen für Kanonische Transformationen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0.349cm" svg:height="2.327cm" svg:x="8.825cm" svg:y="9.336cm">
          <text:p/>
          <draw:object xlink:href="../Zeitabhängigkeit%20der%20vier%20möglichen%20Erzeugenden%20Funktionen%20für%20Kanonische%20Transformationen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4">F</text:span><text:span text:style-name="T25">1</text:span> und <text:span text:style-name="T4">F</text:span><text:span text:style-name="T89">4</text:span><text:span text:style-name="T7">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2" draw:text-style-name="P5" draw:layer="layout" svg:width="13.023cm" svg:height="2.462cm" svg:x="0.688cm" svg:y="11.068cm">
          <text:p/>
          <draw:object xlink:href="../kanonische%20Phasentransformation%20mit%20F1.odf" xlink:type="simple" xlink:show="embed" xlink:actuate="onLoad"/>
          <draw:image xlink:href="./ObjectReplacements/Object 83" xlink:type="simple" xlink:show="embed" xlink:actuate="onLoad"/>
        </draw:frame>
        <draw:frame draw:style-name="gr2" draw:text-style-name="P5" draw:layer="layout" svg:width="10.08cm" svg:height="2.392cm" svg:x="3.059cm" svg:y="8.103cm">
          <text:p/>
          <draw:object xlink:href="../F1%20ausführlich.odf" xlink:type="simple" xlink:show="embed" xlink:actuate="onLoad"/>
          <draw:image xlink:href="./ObjectReplacements/Object 84" xlink:type="simple" xlink:show="embed" xlink:actuate="onLoad"/>
        </draw:frame>
        <draw:frame draw:style-name="gr2" draw:text-style-name="P5" draw:layer="layout" svg:width="10.316cm" svg:height="2.392cm" svg:x="14.741cm" svg:y="8.103cm">
          <text:p/>
          <draw:object xlink:href="../F4%20ausführlich.odf" xlink:type="simple" xlink:show="embed" xlink:actuate="onLoad"/>
          <draw:image xlink:href="./ObjectReplacements/Object 85" xlink:type="simple" xlink:show="embed" xlink:actuate="onLoad"/>
        </draw:frame>
        <draw:frame draw:style-name="gr2" draw:text-style-name="P5" draw:layer="layout" svg:width="6.588cm" svg:height="1.504cm" svg:x="4.305cm" svg:y="14.147cm">
          <text:p/>
          <draw:object xlink:href="../Vertauschung%20von%20Impulsen%20und%20Orten%20mit%20F1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<text:span text:style-name="T4">F</text:span><text:span text:style-name="T25">2</text:span> und <text:span text:style-name="T4">F</text:span><text:span text:style-name="T25">3</text:span>:</text:p>
            <text:p/>
            <text:p/>
          </draw:text-box>
        </draw:frame>
        <draw:frame draw:style-name="gr2" draw:text-style-name="P5" draw:layer="layout" svg:width="7.595cm" svg:height="2.392cm" svg:x="5.602cm" svg:y="10.603cm">
          <text:p/>
          <draw:object xlink:href="../F2%20ausführlich.odf" xlink:type="simple" xlink:show="embed" xlink:actuate="onLoad"/>
          <draw:image xlink:href="./ObjectReplacements/Object 89" xlink:type="simple" xlink:show="embed" xlink:actuate="onLoad"/>
        </draw:frame>
        <draw:frame draw:style-name="gr2" draw:text-style-name="P5" draw:layer="layout" svg:width="8.372cm" svg:height="2.392cm" svg:x="14.613cm" svg:y="10.703cm">
          <text:p/>
          <draw:object xlink:href="../F3%20ausführlich.odf" xlink:type="simple" xlink:show="embed" xlink:actuate="onLoad"/>
          <draw:image xlink:href="./ObjectReplacements/Object 90" xlink:type="simple" xlink:show="embed" xlink:actuate="onLoad"/>
        </draw:frame>
        <draw:frame draw:style-name="gr2" draw:text-style-name="P5" draw:layer="layout" svg:width="11.635cm" svg:height="2.462cm" svg:x="1.582cm" svg:y="13.568cm">
          <text:p/>
          <draw:object xlink:href="../kanonische%20Phasentransformation%20mit%20F2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9.667cm" svg:height="2.392cm" svg:x="9.166cm" svg:y="7.803cm">
          <text:p/>
          <draw:object xlink:href="../Erzeugende%20der%20Punkttransformation%20(F2%20mit%20fj).odf" xlink:type="simple" xlink:show="embed" xlink:actuate="onLoad"/>
          <draw:image xlink:href="./ObjectReplacements/Object 92" xlink:type="simple" xlink:show="embed" xlink:actuate="onLoad"/>
        </draw:frame>
        <draw:frame draw:style-name="gr2" draw:text-style-name="P5" draw:layer="layout" svg:width="7.282cm" svg:height="2.462cm" svg:x="10.358cm" svg:y="11.968cm">
          <text:p/>
          <draw:object xlink:href="../Punkttransformation.odf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7.825cm" svg:height="2.472cm" svg:x="10.087cm" svg:y="12.063cm">
          <text:p/>
          <draw:object xlink:href="../Punkttransformation%20der%20Impulse.odf" xlink:type="simple" xlink:show="embed" xlink:actuate="onLoad"/>
          <draw:image xlink:href="./ObjectReplacements/Object 94" xlink:type="simple" xlink:show="embed" xlink:actuate="onLoad"/>
        </draw:frame>
        <draw:frame draw:style-name="gr2" draw:text-style-name="P5" draw:layer="layout" svg:width="9.667cm" svg:height="2.392cm" svg:x="9.166cm" svg:y="8.003cm">
          <text:p/>
          <draw:object xlink:href="../Erzeugende%20der%20Punkttransformation%20(F2%20mit%20fj).odf" xlink:type="simple" xlink:show="embed" xlink:actuate="onLoad"/>
          <draw:image xlink:href="./ObjectReplacements/Object 9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>
          <draw:text-box>
            <text:p>Es muß eine erzeugende Funktion <text:span text:style-name="T4">F</text:span><text:span text:style-name="T90">1,2,3,4</text:span> geben</text:p>
            <text:p/>
            <text:p>oder</text:p>
            <text:p/>
            <text:p>Eine Phasentransformation ist genau dann kanonisch, wenn die fundamentalen Poisson-Klammern in den <text:span text:style-name="T4">neuen</text:span> Variablen</text:p>
            <text:p/>
            <text:p/>
            <text:p/>
            <text:p>erfüllt sind.</text:p>
          </draw:text-box>
        </draw:frame>
        <draw:frame draw:style-name="gr2" draw:text-style-name="P5" draw:layer="layout" svg:width="7.732cm" svg:height="2.378cm" svg:x="10.133cm" svg:y="12.41cm">
          <text:p/>
          <draw:object xlink:href="../Poisson-Klammer%20in%20neuen%20Variablen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text-style-name="P13" draw:layer="layout" svg:width="25.199cm" svg:height="4.575cm" svg:x="1.4cm" svg:y="0.299cm" presentation:class="title" presentation:user-transformed="true">
          <draw:text-box>
            <text:p text:style-name="P13"><text:span text:style-name="T87">Wie lauten die Auflösungen der Phasentransformation</text:span><text:span text:style-name="T87"><text:line-break/></text:span><text:span text:style-name="T87"><text:line-break/></text:span><text:span text:style-name="T87">nach jeweils einer alten und einer neuen Variablen und welche Funktion </text:span><text:span text:style-name="T91">F</text:span><text:span text:style-name="T92">1-4</text:span><text:span text:style-name="T87"> folgt daraus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15cm" svg:height="1cm" svg:x="5.971cm" svg:y="1.515cm">
          <text:p/>
          <draw:object xlink:href="../Phasentransformation.odf" xlink:type="simple" xlink:show="embed" xlink:actuate="onLoad"/>
          <draw:image xlink:href="./ObjectReplacements/Object 97" xlink:type="simple" xlink:show="embed" xlink:actuate="onLoad"/>
        </draw:frame>
        <draw:frame draw:style-name="gr2" draw:text-style-name="P5" draw:layer="layout" svg:width="18.676cm" svg:height="4.798cm" svg:x="4.661cm" svg:y="8.1cm">
          <text:p/>
          <draw:object xlink:href="../Auflösung%20der%20Transformationsformeln.odf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tangChe3" svg:font-family="BatangChe"/>
    <style:font-face style:name="BatangChe1" svg:font-family="BatangChe" style:font-adornments="Regular"/>
    <style:font-face style:name="Ebrima6" svg:font-family="Ebrima"/>
    <style:font-face style:name="Ebrima3" svg:font-family="Ebrima" style:font-adornments="Regular"/>
    <style:font-face style:name="MTSYN" svg:font-family="MTSYN"/>
    <style:font-face style:name="Calibri6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BatangChe2" svg:font-family="BatangChe" style:font-pitch="variable"/>
    <style:font-face style:name="BatangChe" svg:font-family="BatangChe" style:font-adornments="Regular" style:font-pitch="variable"/>
    <style:font-face style:name="Calibri4" svg:font-family="Calibri" style:font-adornments="Regular" style:font-pitch="variable"/>
    <style:font-face style:name="Ebrima5" svg:font-family="Ebrima" style:font-pitch="variable"/>
    <style:font-face style:name="Ebrima2" svg:font-family="Ebrima" style:font-adornments="Regular" style:font-pitch="variable"/>
    <style:font-face style:name="Tahoma2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4" svg:font-family="Ebrima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4T16:16:55.327000000</dc:date>
    <meta:document-statistic meta:object-count="496"/>
  </office:meta>
</office:document-meta>
</file>